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2f8" officeooo:paragraph-rsid="001592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7"/>SCHOOL MANAGEMENT SYSTEM</text:p>
      <text:p text:style-name="P1"/>
      <text:p text:style-name="P1">PROJECT DESCRIPTION:</text:p>
      <text:p text:style-name="P1"/>
      <text:p text:style-name="P1"><text:s text:c="3"/>Education plays a major role in day to day life. Childrens needs to learn many things inorder to achieve something in their life. This Academy focuses not only for getting marks and also it focuses on some extra-curricular activities too. This School management system focuses on viewing the students current academic records,such as their grades, marks and attendance percentage. It shows the progress of each student on each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0:52:56.179442808</meta:creation-date>
    <dc:date>2018-05-10T10:57:05.987091957</dc:date>
    <meta:editing-duration>P0D</meta:editing-duration>
    <meta:editing-cycles>1</meta:editing-cycles>
    <meta:document-statistic meta:table-count="0" meta:image-count="0" meta:object-count="0" meta:page-count="1" meta:paragraph-count="3" meta:word-count="74" meta:character-count="516" meta:non-whitespace-character-count="405"/>
    <meta:generator>LibreOffice/4.2.8.2$Linux_x86 LibreOffice_project/420m0$Build-2</meta:generator>
  </office:meta>
</office:document-meta>
</file>